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C50000012C93EA183A37B54904.png" manifest:media-type="image/png"/>
  <manifest:file-entry manifest:full-path="Pictures/10000201000002E90000012C60614534FD0C7BAF.png" manifest:media-type="image/png"/>
  <manifest:file-entry manifest:full-path="Pictures/100002010000016F00000183CEA620AA5C3DF56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="Rounded_20_large_20_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cm" svg:y1="18.5cm" svg:x2="3cm" svg:y2="4.2cm">
          <text:p/>
        </draw:line>
        <draw:line draw:style-name="gr1" draw:text-style-name="P1" draw:layer="layout" svg:x1="3cm" svg:y1="18.525cm" svg:x2="28.2cm" svg:y2="18.4cm">
          <text:p/>
        </draw:line>
        <draw:frame draw:style-name="gr2" draw:text-style-name="P2" draw:layer="layout" svg:width="1cm" svg:height="1.05cm" svg:x="4.1cm" svg:y="17.4cm">
          <draw:image xlink:href="Pictures/100002010000016F00000183CEA620AA5C3DF563.png" xlink:type="simple" xlink:show="embed" xlink:actuate="onLoad">
            <text:p/>
          </draw:image>
        </draw:frame>
        <draw:frame draw:style-name="gr2" draw:text-style-name="P2" draw:layer="layout" svg:width="1cm" svg:height="1.05cm" svg:x="24.5cm" svg:y="17.4cm">
          <draw:image xlink:href="Pictures/100002010000016F00000183CEA620AA5C3DF563.png" xlink:type="simple" xlink:show="embed" xlink:actuate="onLoad">
            <text:p/>
          </draw:image>
        </draw:frame>
        <draw:frame draw:style-name="gr2" draw:text-style-name="P2" draw:layer="layout" svg:width="1cm" svg:height="1.05cm" svg:x="21.1cm" svg:y="17.4cm">
          <draw:image xlink:href="Pictures/100002010000016F00000183CEA620AA5C3DF563.png" xlink:type="simple" xlink:show="embed" xlink:actuate="onLoad">
            <text:p/>
          </draw:image>
        </draw:frame>
        <draw:frame draw:style-name="gr2" draw:text-style-name="P2" draw:layer="layout" svg:width="1cm" svg:height="1.05cm" svg:x="17.7cm" svg:y="17.4cm">
          <draw:image xlink:href="Pictures/100002010000016F00000183CEA620AA5C3DF563.png" xlink:type="simple" xlink:show="embed" xlink:actuate="onLoad">
            <text:p/>
          </draw:image>
        </draw:frame>
        <draw:frame draw:style-name="gr2" draw:text-style-name="P2" draw:layer="layout" svg:width="1cm" svg:height="1.05cm" svg:x="14.3cm" svg:y="17.4cm">
          <draw:image xlink:href="Pictures/100002010000016F00000183CEA620AA5C3DF563.png" xlink:type="simple" xlink:show="embed" xlink:actuate="onLoad">
            <text:p/>
          </draw:image>
        </draw:frame>
        <draw:frame draw:style-name="gr2" draw:text-style-name="P2" draw:layer="layout" svg:width="1cm" svg:height="1.05cm" svg:x="10.9cm" svg:y="17.4cm">
          <draw:image xlink:href="Pictures/100002010000016F00000183CEA620AA5C3DF563.png" xlink:type="simple" xlink:show="embed" xlink:actuate="onLoad">
            <text:p/>
          </draw:image>
        </draw:frame>
        <draw:frame draw:style-name="gr2" draw:text-style-name="P2" draw:layer="layout" svg:width="1cm" svg:height="1.05cm" svg:x="7.5cm" svg:y="17.4cm">
          <draw:image xlink:href="Pictures/100002010000016F00000183CEA620AA5C3DF563.png" xlink:type="simple" xlink:show="embed" xlink:actuate="onLoad">
            <text:p/>
          </draw:image>
        </draw:frame>
        <draw:path draw:style-name="gr3" draw:text-style-name="P1" draw:layer="layout" svg:width="22.743cm" svg:height="8.249cm" draw:transform="rotate (-0.119380520836412) translate (3.9cm 5.5cm)" svg:viewBox="0 0 22744 8250" svg:d="M0 0c5036 0 8122 537 8122 537l3876 1247 3006 1553 7740 4913">
          <text:p/>
        </draw:path>
        <draw:path draw:style-name="gr3" draw:text-style-name="P1" draw:layer="layout" svg:width="21.599cm" svg:height="10.999cm" svg:x="4.2cm" svg:y="7cm" svg:viewBox="0 0 21600 11000" svg:d="M0 11000c100 0 4600-1100 4600-1100l3600-1200 3400-1200 3400-2000c0 0 3200-2300 3100-2300s2900-2600 2900-2600l600-600">
          <text:p/>
        </draw:path>
        <draw:frame draw:style-name="gr4" draw:text-style-name="P2" draw:layer="layout" svg:width="3cm" svg:height="1.21cm" svg:x="17.1cm" svg:y="11.8cm">
          <draw:image xlink:href="Pictures/10000201000002E90000012C60614534FD0C7BAF.png" xlink:type="simple" xlink:show="embed" xlink:actuate="onLoad">
            <text:p/>
          </draw:image>
        </draw:frame>
        <draw:frame draw:style-name="gr4" draw:text-style-name="P2" draw:layer="layout" svg:width="2cm" svg:height="1.33cm" svg:x="17.633cm" svg:y="9.77cm">
          <draw:image xlink:href="Pictures/10000201000001C50000012C93EA183A37B54904.png" xlink:type="simple" xlink:show="embed" xlink:actuate="onLoad">
            <text:p/>
          </draw:image>
        </draw:frame>
        <draw:g>
          <draw:frame draw:style-name="gr4" draw:text-style-name="P2" draw:layer="layout" svg:width="3cm" svg:height="1.21cm" svg:x="13.7cm" svg:y="13.83cm">
            <draw:image xlink:href="Pictures/10000201000002E90000012C60614534FD0C7BAF.png" xlink:type="simple" xlink:show="embed" xlink:actuate="onLoad">
              <text:p/>
            </draw:image>
          </draw:frame>
          <draw:frame draw:style-name="gr4" draw:text-style-name="P2" draw:layer="layout" svg:width="2cm" svg:height="1.33cm" svg:x="14.7cm" svg:y="7.8cm">
            <draw:image xlink:href="Pictures/10000201000001C50000012C93EA183A37B54904.png" xlink:type="simple" xlink:show="embed" xlink:actuate="onLoad">
              <text:p/>
            </draw:image>
          </draw:frame>
        </draw:g>
        <draw:g>
          <draw:frame draw:style-name="gr4" draw:text-style-name="P2" draw:layer="layout" svg:width="3cm" svg:height="1.21cm" svg:x="10.3cm" svg:y="15.02cm">
            <draw:image xlink:href="Pictures/10000201000002E90000012C60614534FD0C7BAF.png" xlink:type="simple" xlink:show="embed" xlink:actuate="onLoad">
              <text:p/>
            </draw:image>
          </draw:frame>
          <draw:frame draw:style-name="gr4" draw:text-style-name="P2" draw:layer="layout" svg:width="2cm" svg:height="1.33cm" svg:x="11.3cm" svg:y="6.2cm">
            <draw:image xlink:href="Pictures/10000201000001C50000012C93EA183A37B54904.png" xlink:type="simple" xlink:show="embed" xlink:actuate="onLoad">
              <text:p/>
            </draw:image>
          </draw:frame>
        </draw:g>
        <draw:g>
          <draw:frame draw:style-name="gr4" draw:text-style-name="P2" draw:layer="layout" svg:width="3cm" svg:height="1.21cm" svg:x="6.8cm" svg:y="16.2cm">
            <draw:image xlink:href="Pictures/10000201000002E90000012C60614534FD0C7BAF.png" xlink:type="simple" xlink:show="embed" xlink:actuate="onLoad">
              <text:p/>
            </draw:image>
          </draw:frame>
          <draw:frame draw:style-name="gr4" draw:text-style-name="P2" draw:layer="layout" svg:width="2cm" svg:height="1.33cm" svg:x="7.8cm" svg:y="5.2cm">
            <draw:image xlink:href="Pictures/10000201000001C50000012C93EA183A37B54904.png" xlink:type="simple" xlink:show="embed" xlink:actuate="onLoad">
              <text:p/>
            </draw:image>
          </draw:frame>
        </draw:g>
        <draw:frame draw:style-name="gr4" draw:text-style-name="P2" draw:layer="layout" svg:width="3cm" svg:height="1.21cm" svg:x="20.3cm" svg:y="9.5cm">
          <draw:image xlink:href="Pictures/10000201000002E90000012C60614534FD0C7BAF.png" xlink:type="simple" xlink:show="embed" xlink:actuate="onLoad">
            <text:p/>
          </draw:image>
        </draw:frame>
        <draw:frame draw:style-name="gr4" draw:text-style-name="P2" draw:layer="layout" svg:width="2cm" svg:height="1.33cm" svg:x="20.933cm" svg:y="12.3cm">
          <draw:image xlink:href="Pictures/10000201000001C50000012C93EA183A37B54904.png" xlink:type="simple" xlink:show="embed" xlink:actuate="onLoad">
            <text:p/>
          </draw:image>
        </draw:frame>
        <draw:frame draw:style-name="gr4" draw:text-style-name="P2" draw:layer="layout" svg:width="3cm" svg:height="1.21cm" svg:x="22.9cm" svg:y="7.1cm">
          <draw:image xlink:href="Pictures/10000201000002E90000012C60614534FD0C7BAF.png" xlink:type="simple" xlink:show="embed" xlink:actuate="onLoad">
            <text:p/>
          </draw:image>
        </draw:frame>
        <draw:frame draw:style-name="gr4" draw:text-style-name="P2" draw:layer="layout" svg:width="2cm" svg:height="1.33cm" svg:x="23.8cm" svg:y="14.67cm">
          <draw:image xlink:href="Pictures/10000201000001C50000012C93EA183A37B54904.png" xlink:type="simple" xlink:show="embed" xlink:actuate="onLoad">
            <text:p/>
          </draw:image>
        </draw:frame>
        <draw:g>
          <draw:frame draw:style-name="gr4" draw:text-style-name="P2" draw:layer="layout" svg:width="3cm" svg:height="1.21cm" svg:x="3.5cm" svg:y="16.89cm">
            <draw:image xlink:href="Pictures/10000201000002E90000012C60614534FD0C7BAF.png" xlink:type="simple" xlink:show="embed" xlink:actuate="onLoad">
              <text:p/>
            </draw:image>
          </draw:frame>
          <draw:frame draw:style-name="gr4" draw:text-style-name="P2" draw:layer="layout" svg:width="2cm" svg:height="1.33cm" svg:x="4.5cm" svg:y="4.7cm">
            <draw:image xlink:href="Pictures/10000201000001C50000012C93EA183A37B54904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1T08:39:06.780240831</meta:creation-date>
    <dc:date>2018-12-01T21:24:00.723250874</dc:date>
    <meta:editing-duration>PT12H23M30S</meta:editing-duration>
    <meta:editing-cycles>3</meta:editing-cycles>
    <meta:generator>LibreOffice/6.0.2.1$Linux_X86_64 LibreOffice_project/00m0$Build-1</meta:generator>
    <meta:document-statistic meta:object-count="29"/>
  </office:meta>
</office:document-meta>
</file>